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2C363AFA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5" style:family="table">
      <style:table-properties style:width="6.6931in" table:align="margins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none"/>
    </style:style>
    <style:style style:name="Titol" style:family="table">
      <style:table-properties style:width="6.6931in" table:align="margins"/>
    </style:style>
    <style:style style:name="Titol.A" style:family="table-column">
      <style:table-column-properties style:column-width="6.6931in" style:rel-column-width="65535*"/>
    </style:style>
    <style:style style:name="Titol.A1" style:family="table-cell">
      <style:table-cell-properties fo:padding="0.0382in" fo:border="0.05pt solid #000000"/>
    </style:style>
    <style:style style:name="Taula1" style:family="table">
      <style:table-properties style:width="6.6757in" fo:margin-left="0.0111in" fo:margin-right="0.0063in" table:align="margins" style:writing-mode="lr-tb"/>
    </style:style>
    <style:style style:name="Taula1.A" style:family="table-column">
      <style:table-column-properties style:column-width="2.1618in" style:rel-column-width="21222*"/>
    </style:style>
    <style:style style:name="Taula1.B" style:family="table-column">
      <style:table-column-properties style:column-width="4.5139in" style:rel-column-width="44313*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padding-left="0.075in" fo:padding-right="0.075in" fo:padding-top="0in" fo:padding-bottom="0in" fo:border-left="none" fo:border-right="none" fo:border-top="1pt solid #808080" fo:border-bottom="1pt solid #808080" style:writing-mode="lr-tb"/>
    </style:style>
    <style:style style:name="Taula1.A2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ula4" style:family="table">
      <style:table-properties style:width="1.7965in" fo:margin-left="-0.066in" fo:margin-right="0.2806in" table:align="margins" style:may-break-between-rows="false"/>
    </style:style>
    <style:style style:name="Taula4.A" style:family="table-column">
      <style:table-column-properties style:column-width="1.7965in" style:rel-column-width="65535*"/>
    </style:style>
    <style:style style:name="Taula4.1" style:family="table-row">
      <style:table-row-properties fo:keep-together="always"/>
    </style:style>
    <style:style style:name="Taula4.A1" style:family="table-cell">
      <style:table-cell-properties fo:padding="0.0382in" fo:border="none"/>
    </style:style>
    <style:style style:name="items" style:family="table">
      <style:table-properties style:width="4.3646in" table:align="margins" style:may-break-between-rows="false"/>
    </style:style>
    <style:style style:name="items.A" style:family="table-column">
      <style:table-column-properties style:column-width="4.3646in" style:rel-column-width="65535*"/>
    </style:style>
    <style:style style:name="items.1" style:family="table-row">
      <style:table-row-properties fo:keep-together="always"/>
    </style:style>
    <style:style style:name="items.A1" style:family="table-cell">
      <style:table-cell-properties fo:background-color="transparent" fo:padding="0.0382in" fo:border="none">
        <style:background-image/>
      </style:table-cell-properties>
    </style:style>
    <style:style style:name="Taula2" style:family="table">
      <style:table-properties style:width="6.6757in" fo:margin-left="0.0111in" fo:margin-right="0.0063in" table:align="margins" style:may-break-between-rows="false" style:writing-mode="lr-tb"/>
    </style:style>
    <style:style style:name="Taula2.A" style:family="table-column">
      <style:table-column-properties style:column-width="6.6757in" style:rel-column-width="65535*"/>
    </style:style>
    <style:style style:name="Taula2.1" style:family="table-row">
      <style:table-row-properties fo:keep-together="always"/>
    </style:style>
    <style:style style:name="Taula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ula2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5" style:family="table-cell">
      <style:table-cell-properties style:vertical-align="top" fo:padding="0.075in" fo:border="none" style:writing-mode="lr-tb"/>
    </style:style>
    <style:style style:name="P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437in"/>
        </style:tab-stops>
      </style:paragraph-properties>
      <style:text-properties fo:color="#365f91" style:font-name="Calibri" fo:language="ca" fo:country="ES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fo:color="#365f91" style:font-name="Calibri" fo:language="ca" fo:country="ES"/>
    </style:style>
    <style:style style:name="P3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fo:color="#000000" style:font-name="Calibri" fo:language="ca" fo:country="ES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style:snap-to-layout-grid="false"/>
      <style:text-properties fo:color="#000000" style:font-name="Calibri" fo:language="ca" fo:country="ES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fo:color="#000000" style:font-name="Calibri" fo:font-size="10pt" fo:language="ca" fo:country="E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in" fo:margin-bottom="0in" style:snap-to-layout-grid="false"/>
      <style:text-properties style:font-name="Calibri" fo:language="ca" fo:country="ES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Calibri" fo:font-size="11pt" fo:language="zxx" fo:country="none" style:font-size-asian="11pt" style:language-asian="zxx" style:country-asian="none" style:font-name-complex="Calibri1" style:font-size-complex="11pt"/>
    </style:style>
    <style:style style:name="P9" style:family="paragraph" style:parent-style-name="Standard">
      <style:paragraph-properties fo:margin-top="0in" fo:margin-bottom="0in" style:snap-to-layout-grid="false"/>
      <style:text-properties style:font-name="Calibri" fo:font-size="11pt" fo:language="ca" fo:country="ES" style:font-size-asian="11pt" style:font-size-complex="11pt"/>
    </style:style>
    <style:style style:name="P10" style:family="paragraph" style:parent-style-name="Texto_20_independiente_20_2">
      <style:paragraph-properties fo:margin-top="0in" fo:margin-bottom="0in" fo:line-height="10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text-properties style:font-name="Calibri" fo:language="ca" fo:country="ES"/>
    </style:style>
    <style:style style:name="P17" style:family="paragraph" style:parent-style-name="Standard">
      <style:paragraph-properties fo:text-align="justify" style:justify-single-word="false"/>
      <style:text-properties style:font-name="Calibri" fo:language="ca" fo:country="ES"/>
    </style:style>
    <style:style style:name="P18" style:family="paragraph" style:parent-style-name="Standard">
      <style:text-properties style:font-name="Calibri" fo:font-size="11pt" fo:language="ca" fo:country="ES" style:font-size-asian="11pt" style:font-size-complex="11pt"/>
    </style:style>
    <style:style style:name="P19" style:family="paragraph" style:parent-style-name="Standard">
      <style:text-properties style:font-name="Calibri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break-before="page"/>
      <style:text-properties style:font-name="Calibri"/>
    </style:style>
    <style:style style:name="P23" style:family="paragraph" style:parent-style-name="Footnote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text:tracked-changes text:track-changes="false">
        <text:changed-region xml:id="ct57142784" text:id="ct57142784">
          <text:insertion>
            <office:change-info>
              <dc:creator>usuari </dc:creator>
              <dc:date>2011-10-29T17:58:00</dc:date>
            </office:change-info>
          </text:insertion>
        </text:changed-region>
        <text:changed-region xml:id="ct57139472" text:id="ct57139472">
          <text:insertion>
            <office:change-info>
              <dc:creator>usuari </dc:creator>
              <dc:date>2011-10-29T17:58:00</dc:date>
            </office:change-info>
          </text:insertion>
        </text:changed-region>
        <text:changed-region xml:id="ct57051472" text:id="ct57051472">
          <text:insertion>
            <office:change-info>
              <dc:creator>usuari </dc:creator>
              <dc:date>2011-10-28T23:29:00</dc:date>
            </office:change-info>
          </text:insertion>
        </text:changed-region>
        <text:changed-region xml:id="ct56866720" text:id="ct56866720">
          <text:insertion>
            <office:change-info>
              <dc:creator>usuari </dc:creator>
              <dc:date>2011-10-28T23:29:00</dc:date>
            </office:change-info>
          </text:insertion>
        </text:changed-region>
        <text:changed-region xml:id="ct57103216" text:id="ct57103216">
          <text:insertion>
            <office:change-info>
              <dc:creator>usuari </dc:creator>
              <dc:date>2011-10-29T00:27:00</dc:date>
            </office:change-info>
          </text:insertion>
        </text:changed-region>
        <text:changed-region xml:id="ct57109632" text:id="ct57109632">
          <text:insertion>
            <office:change-info>
              <dc:creator>usuari </dc:creator>
              <dc:date>2011-10-28T23:26:00</dc:date>
            </office:change-info>
          </text:insertion>
        </text:changed-region>
        <text:changed-region xml:id="ct57123376" text:id="ct57123376">
          <text:insertion>
            <office:change-info>
              <dc:creator>usuari </dc:creator>
              <dc:date>2011-10-29T18:09:00</dc:date>
            </office:change-info>
          </text:insertion>
        </text:changed-region>
        <text:changed-region xml:id="ct57104736" text:id="ct57104736">
          <text:insertion>
            <office:change-info>
              <dc:creator>usuari </dc:creator>
              <dc:date>2011-10-29T18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section text:style-name="Sect1" text:name="Secció1">
        <table:table table:name="Taula5" table:style-name="Taula5">
          <table:table-column table:style-name="Taula5.A"/>
          <table:table-row>
            <table:table-cell table:style-name="Taula5.A1" office:value-type="string">
              <text:p text:style-name="P11">[ imatge del Centre ]</text:p>
              <text:p text:style-name="P11"/>
            </table:table-cell>
          </table:table-row>
        </table:table>
        <table:table table:name="Titol" table:style-name="Titol">
          <table:table-column table:style-name="Titol.A"/>
          <table:table-row>
            <table:table-cell table:style-name="Titol.A1" office:value-type="string">
              <text:p text:style-name="P14">Butlletí de qualificacions de l'avaluació qualitativa.</text:p>
            </table:table-cell>
          </table:table-row>
        </table:table>
        <text:p text:style-name="P13"><office:annotation><dc:creator>usuari </dc:creator><dc:date>2011-10-29T12:54:39</dc:date><text:p text:style-name="P25"><text:span text:style-name="T2">do section for r in reports</text:span></text:p></office:annotation></text:p>
        <text:p text:style-name="P19">Família de l’alumne/a: <text:change-start text:change-id="ct57051472"/>r.alumne<text:change-end text:change-id="ct57051472"/></text:p>
        <text:p text:style-name="P19"/>
        <text:p text:style-name="P19">Benvolguts , </text:p>
        <text:p text:style-name="P19"/>
        <text:p text:style-name="P20">L’equip de docent de <text:change-start text:change-id="ct56866720"/>r.alumne.grup<text:change-end text:change-id="ct56866720"/> us fa arribar l’avaluació qualitativa del vostre fill/a. <text:s/>Esperem que us sigui d’utilitat per prendre les decisions adients pel normal desenvolupament del curs.</text:p>
        <text:p text:style-name="P19"/>
        <table:table table:name="Taula1" table:style-name="Taula1">
          <table:table-column table:style-name="Taula1.A"/>
          <table:table-column table:style-name="Taula1.B"/>
          <table:table-header-rows>
            <table:table-row table:style-name="Taula1.1">
              <table:table-cell table:style-name="Taula1.A1" office:value-type="string">
                <text:p text:style-name="P1"><text:span text:style-name="T1">Matèria</text:span><text:tab/></text:p>
              </table:table-cell>
              <table:table-cell table:style-name="Taula1.A1" office:value-type="string">
                <text:p text:style-name="P3">Comentaris</text:p>
              </table:table-cell>
            </table:table-row>
          </table:table-header-rows>
          <table:table-row table:style-name="Taula1.1">
            <table:table-cell table:style-name="Taula1.A2" office:value-type="string">
              <table:table table:name="Taula4" table:style-name="Taula4">
                <table:table-column table:style-name="Taula4.A"/>
                <table:table-row table:style-name="Taula4.1">
                  <table:table-cell table:style-name="Taula4.A1" office:value-type="string">
                    <text:p text:style-name="P12"><text:change-start text:change-id="ct57103216"/>resposta.assignatura<text:change-end text:change-id="ct57103216"/></text:p>
                  </table:table-cell>
                </table:table-row>
              </table:table>
              <text:p text:style-name="P5"><office:annotation><dc:creator>usuari </dc:creator><dc:date>2011-10-29T00:39:28</dc:date><text:p text:style-name="P25"><text:span text:style-name="T4">do row for resposta in r.respostes</text:span></text:p></office:annotation></text:p>
            </table:table-cell>
            <table:table-cell table:style-name="Taula1.A2" office:value-type="string">
              <table:table table:name="items" table:style-name="items">
                <table:table-column table:style-name="items.A"/>
                <table:table-row table:style-name="items.1">
                  <table:table-cell table:style-name="items.A1" office:value-type="string">
                    <text:p text:style-name="P12"><office:annotation><dc:creator>usuari </dc:creator><dc:date>2011-10-28T23:05:58</dc:date><text:p text:style-name="P25"><text:span text:style-name="T3">do row for frase in resposta.frases</text:span></text:p></office:annotation><text:change-start text:change-id="ct57109632"/>frase<text:change-end text:change-id="ct57109632"/></text:p>
                  </table:table-cell>
                </table:table-row>
              </table:table>
              <text:p text:style-name="P2"/>
            </table:table-cell>
          </table:table-row>
        </table:table>
        <text:p text:style-name="P13"/>
        <text:p text:style-name="P17"/>
        <table:table table:name="Taula2" table:style-name="Taula2">
          <table:table-column table:style-name="Taula2.A"/>
          <table:table-row table:style-name="Taula2.1">
            <table:table-cell table:style-name="Taula2.A1" office:value-type="string">
              <text:p text:style-name="P4">Comentari del tutor/a</text:p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5" office:value-type="string">
              <text:p text:style-name="P18"/>
              <text:p text:style-name="P18">Atentament</text:p>
              <text:p text:style-name="P18"><text:change-start text:change-id="ct57123376"/>r.tutors<text:change-end text:change-id="ct57123376"/></text:p>
              <text:p text:style-name="P18"/>
              <text:p text:style-name="P9">____________, <text:change-start text:change-id="ct57104736"/>r.data<text:change-end text:change-id="ct57104736"/></text:p>
            </table:table-cell>
          </table:table-row>
        </table:table>
        <text:p text:style-name="P16"/>
        <text:p text:style-name="P15"/>
        <text:p text:style-name="P15"><text:note text:id="ftn1" text:note-class="footnote"><text:note-citation text:label=" "> </text:note-citation><text:note-body><text:p text:style-name="P10"><draw:frame draw:style-name="fr1" draw:name="gràfics1" text:anchor-type="char" svg:x="0.1181in" svg:y="0.1484in" svg:width="0.3902in" svg:height="0.1953in" draw:z-index="0"><draw:image xlink:href="Pictures/10000000000000570000002C363AFA56.png" xlink:type="simple" xlink:show="embed" xlink:actuate="onLoad"/></draw:frame></text:p><text:p text:style-name="P10"/><text:p text:style-name="P10"/><text:p text:style-name="P10">El/la Sr/a ___________________________________________________ com a pare/mare/tutor <text:s/>de l’alumne/a <text:change-start text:change-id="ct57142784"/>r.alumne<text:change-end text:change-id="ct57142784"/> de <text:change-start text:change-id="ct57139472"/>r.alumne.grup<text:change-end text:change-id="ct57139472"/>, he rebut el butlletí de qualificacions de l’avaluació qualitativa.</text:p><text:p text:style-name="P7">Signat:</text:p><text:p text:style-name="P7">DNI núm. </text:p><text:p text:style-name="P7"/><text:p text:style-name="P8"/><text:p text:style-name="P7">___________, ____ de _________________ de 201__ .</text:p><text:p text:style-name="P23"/></text:note-body></text:note></text:p>
        <text:p text:style-name="P13"/>
        <text:p text:style-name="P13"/>
        <text:p text:style-name="P2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margin-top="0in" fo:margin-bottom="0.0835in" fo:line-height="200%"/>
      <style:text-properties style:font-name="Times New Roman" fo:font-size="12pt" fo:language="ca" fo:country="ES" style:font-name-asian="Times New Roman" style:font-size-asian="12pt" style:font-name-complex="Times New Roman" style:font-size-complex="12pt"/>
    </style:style>
    <style:style style:name="Footnote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0-28T23:20:54</meta:creation-date>
    <dc:date>2013-07-20T17:36:56</dc:date>
    <dc:creator>dani </dc:creator>
    <meta:editing-duration>PT1H32M1S</meta:editing-duration>
    <meta:editing-cycles>28</meta:editing-cycles>
    <meta:generator>LibreOffice/3.5$Linux_X86_64 LibreOffice_project/350m1$Build-2</meta:generator>
    <meta:document-statistic meta:table-count="6" meta:image-count="1" meta:object-count="0" meta:page-count="2" meta:paragraph-count="20" meta:word-count="90" meta:character-count="678" meta:non-whitespace-character-count="604"/>
  </office:meta>
</office:document-meta>
</file>